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18f" officeooo:paragraph-rsid="000bf18f"/>
    </style:style>
    <style:style style:name="P2" style:family="paragraph" style:parent-style-name="Standard">
      <style:text-properties officeooo:rsid="000c3fb6" officeooo:paragraph-rsid="000c3fb6"/>
    </style:style>
    <style:style style:name="P3" style:family="paragraph" style:parent-style-name="Standard">
      <style:text-properties officeooo:rsid="000c3fb6" officeooo:paragraph-rsid="000f3deb"/>
    </style:style>
    <style:style style:name="P4" style:family="paragraph" style:parent-style-name="Standard">
      <style:text-properties officeooo:rsid="000f3deb" officeooo:paragraph-rsid="000f3deb"/>
    </style:style>
    <style:style style:name="P5" style:family="paragraph" style:parent-style-name="Standard">
      <style:text-properties officeooo:rsid="0010637e" officeooo:paragraph-rsid="0010637e"/>
    </style:style>
    <style:style style:name="P6" style:family="paragraph" style:parent-style-name="Standard">
      <style:text-properties officeooo:rsid="0011696f" officeooo:paragraph-rsid="0011696f"/>
    </style:style>
    <style:style style:name="P7" style:family="paragraph" style:parent-style-name="Standard">
      <style:text-properties officeooo:rsid="0011abb8" officeooo:paragraph-rsid="00133e30"/>
    </style:style>
    <style:style style:name="P8" style:family="paragraph" style:parent-style-name="Standard">
      <style:text-properties officeooo:rsid="0011abb8" officeooo:paragraph-rsid="00133e30" fo:background-color="#ffff00"/>
    </style:style>
    <style:style style:name="P9" style:family="paragraph" style:parent-style-name="Standard">
      <style:text-properties officeooo:rsid="00153a49" officeooo:paragraph-rsid="00153a49"/>
    </style:style>
    <style:style style:name="P10" style:family="paragraph" style:parent-style-name="Standard">
      <style:text-properties officeooo:paragraph-rsid="00153a49"/>
    </style:style>
    <style:style style:name="P11" style:family="paragraph" style:parent-style-name="Standard">
      <style:text-properties officeooo:rsid="00157227" officeooo:paragraph-rsid="00157227"/>
    </style:style>
    <style:style style:name="P12" style:family="paragraph" style:parent-style-name="Standard">
      <style:text-properties officeooo:rsid="00133e30" officeooo:paragraph-rsid="00133e30" fo:background-color="#ffff00"/>
    </style:style>
    <style:style style:name="P13" style:family="paragraph" style:parent-style-name="Standard">
      <style:text-properties officeooo:rsid="00153a49" officeooo:paragraph-rsid="00153a49"/>
    </style:style>
    <style:style style:name="P14" style:family="paragraph" style:parent-style-name="Standard">
      <style:text-properties officeooo:rsid="00153a49" officeooo:paragraph-rsid="00167fae"/>
    </style:style>
    <style:style style:name="P15" style:family="paragraph" style:parent-style-name="Standard">
      <style:text-properties officeooo:paragraph-rsid="00167fae"/>
    </style:style>
    <style:style style:name="P16" style:family="paragraph" style:parent-style-name="Standard">
      <style:text-properties style:text-line-through-style="solid" style:text-line-through-type="single" officeooo:rsid="000c3fb6" officeooo:paragraph-rsid="000c3fb6"/>
    </style:style>
    <style:style style:name="P17" style:family="paragraph" style:parent-style-name="Standard">
      <style:text-properties officeooo:rsid="000c3fb6" officeooo:paragraph-rsid="000c3fb6"/>
    </style:style>
    <style:style style:name="P18" style:family="paragraph" style:parent-style-name="Standard">
      <style:text-properties officeooo:rsid="0017e4c1" officeooo:paragraph-rsid="0017e4c1"/>
    </style:style>
    <style:style style:name="P19" style:family="paragraph" style:parent-style-name="Standard">
      <style:text-properties officeooo:paragraph-rsid="0017e4c1"/>
    </style:style>
    <style:style style:name="T1" style:family="text">
      <style:text-properties officeooo:rsid="000f3deb"/>
    </style:style>
    <style:style style:name="T2" style:family="text">
      <style:text-properties officeooo:rsid="00133e30"/>
    </style:style>
    <style:style style:name="T3" style:family="text">
      <style:text-properties officeooo:rsid="00153a49"/>
    </style:style>
    <style:style style:name="T4" style:family="text">
      <style:text-properties officeooo:rsid="00157227"/>
    </style:style>
    <style:style style:name="T5" style:family="text">
      <style:text-properties officeooo:rsid="00167fae"/>
    </style:style>
    <style:style style:name="T6" style:family="text">
      <style:text-properties officeooo:rsid="0017e4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act/Innate</text:p>
      <text:p text:style-name="P1"/>
      <text:p text:style-name="P1"/>
      <text:p text:style-name="P2">Columns</text:p>
      <text:p text:style-name="P2"/>
      <text:p text:style-name="P2">ID A</text:p>
      <text:p text:style-name="P2">ID B</text:p>
      <text:p text:style-name="P2">geneNamePreferredA</text:p>
      <text:p text:style-name="P2">geneNamePreferred<text:span text:style-name="T1">B</text:span></text:p>
      <text:p text:style-name="P2">altNamesA</text:p>
      <text:p text:style-name="P2">altNamesB</text:p>
      <text:p text:style-name="P3">detection<text:span text:style-name="T1">M</text:span>ethods </text:p>
      <text:p text:style-name="P4">pubmedID</text:p>
      <text:p text:style-name="P2">Tax A</text:p>
      <text:p text:style-name="P2">Tax B</text:p>
      <text:p text:style-name="P2">organism A</text:p>
      <text:p text:style-name="P2">organism B</text:p>
      <text:p text:style-name="P5">interactionType</text:p>
      <text:p text:style-name="P5">sourceDB</text:p>
      <text:p text:style-name="P6">interactionID</text:p>
      <text:p text:style-name="P2">Biological role A <text:s text:c="3"/></text:p>
      <text:p text:style-name="P2">Biological role B</text:p>
      <text:p text:style-name="P18">isNegative</text:p>
      <text:p text:style-name="P19"><text:span text:style-name="T6">direction</text:span></text:p>
      <text:p text:style-name="P2"/>
      <text:p text:style-name="P9">If is.na(B) then A→ A <text:span text:style-name="T4">(null)</text:span></text:p>
      <text:p text:style-name="P8">If <text:span text:style-name="T2">A=inhibitor then A→ B (-)</text:span></text:p>
      <text:p text:style-name="P12">If B=inhibitor then B→ A (-) </text:p>
      <text:p text:style-name="P7"/>
      <text:p text:style-name="P9">else if <text:span text:style-name="T4">grep(</text:span>A=target<text:span text:style-name="T4">)</text:span> B→ A <text:span text:style-name="T4">(+)</text:span></text:p>
      <text:p text:style-name="P10"><text:span text:style-name="T3">else if </text:span><text:span text:style-name="T4">grep(</text:span><text:span text:style-name="T3">B=target</text:span><text:span text:style-name="T4">)</text:span><text:span text:style-name="T3"> A→ B </text:span><text:span text:style-name="T4">(+)</text:span></text:p>
      <text:p text:style-name="P9"/>
      <text:p text:style-name="P15"><text:span text:style-name="T3">else if </text:span><text:span text:style-name="T4">grep(</text:span><text:span text:style-name="T3">A=</text:span><text:span text:style-name="T5">acceptor</text:span><text:span text:style-name="T4">)</text:span><text:span text:style-name="T3"> B→ A </text:span><text:span text:style-name="T4">(+)</text:span></text:p>
      <text:p text:style-name="P14">else if <text:span text:style-name="T4">grep(</text:span>B=<text:span text:style-name="T5">acceptor</text:span><text:span text:style-name="T4">)</text:span> A→ B <text:span text:style-name="T4">(+)</text:span></text:p>
      <text:p text:style-name="P14"/>
      <text:p text:style-name="P11">else A→ B (null)</text:p>
      <text:p text:style-name="P9"/>
      <text:p text:style-name="P16">13. Make own + or - or ? column base on 11 &amp; 1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4:29:59.523948538</meta:creation-date>
    <dc:date>2020-11-03T12:29:16.791157828</dc:date>
    <meta:editing-duration>P1DT2H5M6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30" meta:word-count="91" meta:character-count="506" meta:non-whitespace-character-count="439"/>
  </office:meta>
</office:document-meta>
</file>